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554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33"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33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4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ce9"/>
        <table:table-column table:style-name="co8" table:default-cell-style-name="ce11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>
            <text:p>И</text:p>
          </table:table-cell>
          <table:table-cell office:value-type="string">
            <text:p>В</text:p>
          </table:table-cell>
          <table:table-cell office:value-type="string">
            <text:p>Н</text:p>
          </table:table-cell>
          <table:table-cell office:value-type="string">
            <text:p>П</text:p>
          </table:table-cell>
          <table:table-cell office:value-type="string">
            <text:p>М</text:p>
          </table:table-cell>
          <table:table-cell office:value-type="string">
            <text:p>О</text:p>
          </table:table-cell>
          <table:table-cell office:value-type="string">
            <text:p>КУЕФА</text:p>
          </table:table-cell>
          <table:table-cell office:value-type="string">
            <text:p>КК</text:p>
          </table:table-cell>
          <table:table-cell office:value-type="string">
            <text:p>СК</text:p>
          </table:table-cell>
          <table:table-cell/>
          <table:table-cell office:value-type="string">
            <text:p>ЛЧ в двойном</text:p>
          </table:table-cell>
        </table:table-row>
        <table:table-row table:style-name="ro1">
          <table:table-cell office:value-type="date" office:date-value="2019-09-02">
            <text:p>02.09.19</text:p>
          </table:table-cell>
          <table:table-cell/>
          <table:table-cell office:value-type="string">
            <text:p><text:a xlink:href="http://wildstat.ru/p/50/club/ESP_FC_Barcelona">Барселона (Барселона)</text:a></text:p>
          </table:table-cell>
          <table:table-cell office:value-type="float" office:value="311">
            <text:p>311</text:p>
          </table:table-cell>
          <table:table-cell office:value-type="float" office:value="183">
            <text:p>183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string">
            <text:p>620 - 298</text:p>
          </table:table-cell>
          <table:table-cell office:value-type="float" office:value="620">
            <text:p>620</text:p>
          </table:table-cell>
          <table:table-cell office:value-type="float" office:value="262">
            <text:p>262</text:p>
          </table:table-cell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office:value-type="float" office:value="1072">
            <text:p>1072</text:p>
          </table:table-cell>
          <table:table-cell office:value-type="float" office:value="1692">
            <text:p>1692</text:p>
          </table:table-cell>
        </table:table-row>
        <table:table-row table:style-name="ro1">
          <table:table-cell office:value-type="date" office:date-value="2019-09-01">
            <text:p>01.09.19</text:p>
          </table:table-cell>
          <table:table-cell/>
          <table:table-cell office:value-type="string">
            <text:p><text:a xlink:href="http://wildstat.ru/p/50/club/ESP_Real_Madrid">Реал (Мадрид)</text:a></text:p>
          </table:table-cell>
          <table:table-cell office:value-type="float" office:value="432">
            <text:p>432</text:p>
          </table:table-cell>
          <table:table-cell office:value-type="float" office:value="259">
            <text:p>259</text:p>
          </table:table-cell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string">
            <text:p>957 - 471</text:p>
          </table:table-cell>
          <table:table-cell office:value-type="float" office:value="851">
            <text:p>851</text:p>
          </table:table-cell>
          <table:table-cell office:value-type="float" office:value="109">
            <text:p>109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1029">
            <text:p>1029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date" office:date-value="2019-09-05">
            <text:p>05.09.19</text:p>
          </table:table-cell>
          <table:table-cell/>
          <table:table-cell office:value-type="string">
            <text:p><text:a xlink:href="http://wildstat.ru/p/50/club/GER_Bayern_Muenchen">Бавария (Мюнхен)</text:a></text:p>
          </table:table-cell>
          <table:table-cell office:value-type="string">
            <text:p>248+94</text:p>
          </table:table-cell>
          <table:table-cell office:value-type="string">
            <text:p>58+138</text:p>
          </table:table-cell>
          <table:table-cell office:value-type="string">
            <text:p>18+54</text:p>
          </table:table-cell>
          <table:table-cell office:value-type="float" office:value="56">
            <text:p>56</text:p>
          </table:table-cell>
          <table:table-cell office:value-type="string">
            <text:p>474 - 255</text:p>
          </table:table-cell>
          <table:table-cell office:value-type="string">
            <text:p>192+468</text:p>
          </table:table-cell>
          <table:table-cell office:value-type="string">
            <text:p>89+65</text:p>
          </table:table-cell>
          <table:table-cell office:value-type="float" office:value="71">
            <text:p>71</text:p>
          </table:table-cell>
          <table:table-cell office:value-type="string">
            <text:p>3+1</text:p>
          </table:table-cell>
          <table:table-cell office:value-type="float" office:value="889">
            <text:p>889</text:p>
          </table:table-cell>
          <table:table-cell office:value-type="float" office:value="1549">
            <text:p>1549</text:p>
          </table:table-cell>
        </table:table-row>
        <table:table-row table:style-name="ro1">
          <table:table-cell office:value-type="date" office:date-value="2019-09-04">
            <text:p>04.09.19</text:p>
          </table:table-cell>
          <table:table-cell/>
          <table:table-cell office:value-type="string">
            <text:p><text:a xlink:href="http://wildstat.ru/p/50/club/ITA_Juventus_Torino">Ювентус (Турин)</text:a></text:p>
          </table:table-cell>
          <table:table-cell office:value-type="float" office:value="272">
            <text:p>272</text:p>
          </table:table-cell>
          <table:table-cell office:value-type="float" office:value="135">
            <text:p>135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string">
            <text:p>429 - 266</text:p>
          </table:table-cell>
          <table:table-cell office:value-type="float" office:value="474">
            <text:p>474</text:p>
          </table:table-cell>
          <table:table-cell office:value-type="float" office:value="334">
            <text:p>334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 office:value-type="date" office:date-value="2019-09-07">
            <text:p>07.09.19</text:p>
          </table:table-cell>
          <table:table-cell/>
          <table:table-cell office:value-type="string">
            <text:p><text:a xlink:href="http://wildstat.ru/p/50/club/ENG_Liverpool_FC">Ливерпуль (Ливерпуль)</text:a></text:p>
          </table:table-cell>
          <table:table-cell office:value-type="float" office:value="210">
            <text:p>210</text:p>
          </table:table-cell>
          <table:table-cell office:value-type="float" office:value="117">
            <text:p>11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string">
            <text:p>393 - 186</text:p>
          </table:table-cell>
          <table:table-cell office:value-type="float" office:value="397">
            <text:p>397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736">
            <text:p>736</text:p>
          </table:table-cell>
          <table:table-cell office:value-type="float" office:value="1133">
            <text:p>1133</text:p>
          </table:table-cell>
        </table:table-row>
        <table:table-row table:style-name="ro1">
          <table:table-cell office:value-type="date" office:date-value="2019-09-06">
            <text:p>06.09.19</text:p>
          </table:table-cell>
          <table:table-cell/>
          <table:table-cell office:value-type="string">
            <text:p><text:a xlink:href="http://wildstat.ru/p/50/club/ITA_AC_Milan">Милан (Милан)</text:a></text:p>
          </table:table-cell>
          <table:table-cell office:value-type="float" office:value="249">
            <text:p>249</text:p>
          </table:table-cell>
          <table:table-cell office:value-type="float" office:value="125">
            <text:p>125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string">
            <text:p>416 - 231</text:p>
          </table:table-cell>
          <table:table-cell office:value-type="float" office:value="439">
            <text:p>439</text:p>
          </table:table-cell>
          <table:table-cell office:value-type="float" office:value="177">
            <text:p>177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701">
            <text:p>701</text:p>
          </table:table-cell>
          <table:table-cell office:value-type="float" office:value="1140">
            <text:p>1140</text:p>
          </table:table-cell>
        </table:table-row>
        <table:table-row table:style-name="ro1" table:number-rows-repeated="5"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date" office:date-value="2019-09-08">
            <text:p>08.09.19</text:p>
          </table:table-cell>
          <table:table-cell/>
          <table:table-cell office:value-type="string">
            <text:p><text:a xlink:href="http://wildstat.ru/p/50/club/POR_SL_Benfica_Lisboa">Бенфика (Лиссабон)</text:a></text:p>
          </table:table-cell>
          <table:table-cell office:value-type="float" office:value="253">
            <text:p>253</text:p>
          </table:table-cell>
          <table:table-cell office:value-type="float" office:value="112">
            <text:p>112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office:value-type="string">
            <text:p>407 - 290</text:p>
          </table:table-cell>
          <table:table-cell office:value-type="float" office:value="394">
            <text:p>394</text:p>
          </table:table-cell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date" office:date-value="2019-09-10">
            <text:p>10.09.19</text:p>
          </table:table-cell>
          <table:table-cell/>
          <table:table-cell office:value-type="string">
            <text:p><text:a xlink:href="http://wildstat.ru/p/50/club/HOL_Ajax_Amsterdam">Аякс (Амстердам)</text:a></text:p>
          </table:table-cell>
          <table:table-cell office:value-type="float" office:value="222">
            <text:p>22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1">
            <text:p>61</text:p>
          </table:table-cell>
          <table:table-cell office:value-type="string">
            <text:p>347 - 245</text:p>
          </table:table-cell>
          <table:table-cell office:value-type="float" office:value="361">
            <text:p>361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691">
            <text:p>69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date" office:date-value="2019-09-13">
            <text:p>13.09.19</text:p>
          </table:table-cell>
          <table:table-cell/>
          <table:table-cell office:value-type="string">
            <text:p><text:a xlink:href="http://wildstat.ru/p/50/club/ITA_Inter_Milano">Интер (Милан)</text:a></text:p>
          </table:table-cell>
          <table:table-cell office:value-type="float" office:value="174">
            <text:p>174</text:p>
          </table:table-cell>
          <table:table-cell office:value-type="float" office:value="84">
            <text:p>84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string">
            <text:p>247 - 176</text:p>
          </table:table-cell>
          <table:table-cell office:value-type="float" office:value="299">
            <text:p>299</text:p>
          </table:table-cell>
          <table:table-cell office:value-type="float" office:value="370">
            <text:p>3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date" office:date-value="2019-09-03">
            <text:p>03.09.19</text:p>
          </table:table-cell>
          <table:table-cell/>
          <table:table-cell office:value-type="string">
            <text:p><text:a xlink:href="http://wildstat.ru/p/50/club/ENG_Manchester_United">Манчестер Юнайтед (Манчестер)</text:a></text:p>
          </table:table-cell>
          <table:table-cell office:value-type="float" office:value="280">
            <text:p>280</text:p>
          </table:table-cell>
          <table:table-cell office:value-type="float" office:value="154">
            <text:p>154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string">
            <text:p>506 - 264</text:p>
          </table:table-cell>
          <table:table-cell office:value-type="float" office:value="528">
            <text:p>528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float" office:value="1208">
            <text:p>1208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date" office:date-value="2019-09-15">
            <text:p>15.09.19</text:p>
          </table:table-cell>
          <table:table-cell/>
          <table:table-cell office:value-type="string">
            <text:p><text:a xlink:href="http://wildstat.ru/p/50/club/BEL_RSC_Anderlecht">Андерлехт (Брюссель)</text:a></text:p>
          </table:table-cell>
          <table:table-cell office:value-type="float" office:value="201">
            <text:p>201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282 - 320</text:p>
          </table:table-cell>
          <table:table-cell office:value-type="float" office:value="257">
            <text:p>257</text:p>
          </table:table-cell>
          <table:table-cell office:value-type="float" office:value="296">
            <text:p>296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date" office:date-value="2019-09-09">
            <text:p>09.09.19</text:p>
          </table:table-cell>
          <table:table-cell/>
          <table:table-cell office:value-type="string">
            <text:p><text:a xlink:href="http://wildstat.ru/p/50/club/POR_FC_Porto">Порту (Порту)</text:a></text:p>
          </table:table-cell>
          <table:table-cell office:value-type="float" office:value="245">
            <text:p>245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string">
            <text:p>364 - 276</text:p>
          </table:table-cell>
          <table:table-cell office:value-type="float" office:value="387">
            <text:p>387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637">
            <text:p>637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date" office:date-value="2019-09-18">
            <text:p>18.09.19</text:p>
          </table:table-cell>
          <table:table-cell/>
          <table:table-cell office:value-type="string">
            <text:p><text:a xlink:href="http://wildstat.ru/p/50/club/ESP_Atletico_Madrid">Атлетико (Мадрид)</text:a></text:p>
          </table:table-cell>
          <table:table-cell office:value-type="float" office:value="128">
            <text:p>128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string">
            <text:p>194 - 115</text:p>
          </table:table-cell>
          <table:table-cell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date" office:date-value="2019-09-16">
            <text:p>16.09.19</text:p>
          </table:table-cell>
          <table:table-cell/>
          <table:table-cell office:value-type="string">
            <text:p><text:a xlink:href="http://wildstat.ru/p/50/club/UKR_Dynamo_Kyjv">Динамо (Киев)</text:a>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71">
            <text:p>71</text:p>
          </table:table-cell>
          <table:table-cell office:value-type="string">
            <text:p>264 - 241</text:p>
          </table:table-cell>
          <table:table-cell office:value-type="string">
            <text:p>101+251</text:p>
          </table:table-cell>
          <table:table-cell office:value-type="string">
            <text:p>129+41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594">
            <text:p>594</text:p>
          </table:table-cell>
          <table:table-cell office:value-type="float" office:value="946">
            <text:p>946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date" office:date-value="2019-09-12">
            <text:p>12.09.19</text:p>
          </table:table-cell>
          <table:table-cell/>
          <table:table-cell office:value-type="string">
            <text:p><text:a xlink:href="http://wildstat.ru/p/50/club/SCO_Celtic_Glasgow">Селтик (Глазго)</text:a></text:p>
          </table:table-cell>
          <table:table-cell office:value-type="float" office:value="212">
            <text:p>212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string">
            <text:p>324 - 250</text:p>
          </table:table-cell>
          <table:table-cell office:value-type="float" office:value="336">
            <text:p>336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date" office:date-value="2019-09-25">
            <text:p>25.09.19</text:p>
          </table:table-cell>
          <table:table-cell/>
          <table:table-cell office:value-type="string">
            <text:p><text:a xlink:href="http://wildstat.ru/p/50/club/ESP_FC_Valencia">Валенсия (Валенсия)</text:a></text:p>
          </table:table-cell>
          <table:table-cell office:value-type="float" office:value="121">
            <text:p>121</text:p>
          </table:table-cell>
          <table:table-cell office:value-type="float" office:value="55">
            <text:p>55</text:p>
          </table:table-cell>
          <table:table-cell table:number-columns-repeated="2" office:value-type="float" office:value="33">
            <text:p>33</text:p>
          </table:table-cell>
          <table:table-cell office:value-type="string">
            <text:p>179 - 115</text:p>
          </table:table-cell>
          <table:table-cell office:value-type="float" office:value="198">
            <text:p>198</text:p>
          </table:table-cell>
          <table:table-cell office:value-type="float" office:value="334">
            <text:p>33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573">
            <text:p>573</text:p>
          </table:table-cell>
          <table:table-cell office:value-type="float" office:value="771">
            <text:p>77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date" office:date-value="2019-09-11">
            <text:p>11.09.19</text:p>
          </table:table-cell>
          <table:table-cell/>
          <table:table-cell office:value-type="string">
            <text:p><text:a xlink:href="http://wildstat.ru/p/50/club/ENG_Arsenal_London">Арсенал (Лондон)</text:a></text:p>
          </table:table-cell>
          <table:table-cell office:value-type="float" office:value="201">
            <text:p>201</text:p>
          </table:table-cell>
          <table:table-cell office:value-type="float" office:value="101">
            <text:p>101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string">
            <text:p>332 - 218</text:p>
          </table:table-cell>
          <table:table-cell office:value-type="float" office:value="346">
            <text:p>346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date" office:date-value="2019-09-17">
            <text:p>17.09.19</text:p>
          </table:table-cell>
          <table:table-cell/>
          <table:table-cell office:value-type="string">
            <text:p><text:a xlink:href="http://wildstat.ru/p/50/club/HOL_PSV_Eindhoven">ПСВ (Эйндховен)</text:a></text:p>
          </table:table-cell>
          <table:table-cell office:value-type="float" office:value="177">
            <text:p>177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string">
            <text:p>231 - 224</text:p>
          </table:table-cell>
          <table:table-cell office:value-type="float" office:value="233">
            <text:p>233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545">
            <text:p>545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date" office:date-value="2019-09-14">
            <text:p>14.09.19</text:p>
          </table:table-cell>
          <table:table-cell/>
          <table:table-cell office:value-type="string">
            <text:p><text:a xlink:href="http://wildstat.ru/p/50/club/ENG_Chelsea_London">Челси (Лондон)</text:a></text:p>
          </table:table-cell>
          <table:table-cell office:value-type="float" office:value="161">
            <text:p>161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string">
            <text:p>274 - 143</text:p>
          </table:table-cell>
          <table:table-cell office:value-type="float" office:value="286">
            <text:p>286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office:value-type="float" office:value="762">
            <text:p>762</text:p>
          </table:table-cell>
        </table:table-row>
        <table:table-row table:style-name="ro1" table:number-rows-repeated="4"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date" office:date-value="2019-09-19">
            <text:p>19.09.19</text:p>
          </table:table-cell>
          <table:table-cell/>
          <table:table-cell office:value-type="string">
            <text:p><text:a xlink:href="http://wildstat.ru/p/50/club/SCO_Glasgow_Rangers">Глазго Рейнджерс (Глазго)</text:a></text:p>
          </table:table-cell>
          <table:table-cell office:value-type="float" office:value="161">
            <text:p>161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string">
            <text:p>232 - 218</text:p>
          </table:table-cell>
          <table:table-cell office:value-type="float" office:value="226">
            <text:p>226</text:p>
          </table:table-cell>
          <table:table-cell office:value-type="float" office:value="192">
            <text:p>1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date" office:date-value="2019-09-20">
            <text:p>20.09.19</text:p>
          </table:table-cell>
          <table:table-cell/>
          <table:table-cell office:value-type="string">
            <text:p><text:a xlink:href="http://wildstat.ru/p/50/club/FRA_Olympique_Lyonnais">Лион (Лион)</text:a></text:p>
          </table:table-cell>
          <table:table-cell office:value-type="float" office:value="139">
            <text:p>139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string">
            <text:p>219 - 165</text:p>
          </table:table-cell>
          <table:table-cell office:value-type="float" office:value="219">
            <text:p>219</text:p>
          </table:table-cell>
          <table:table-cell office:value-type="float" office:value="164">
            <text:p>1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date" office:date-value="2019-09-21">
            <text:p>21.09.19</text:p>
          </table:table-cell>
          <table:table-cell/>
          <table:table-cell office:value-type="string">
            <text:p><text:a xlink:href="http://wildstat.ru/p/50/club/GRE_Olympiakos_Pireus">Олимпиакос (Пирей)</text:a></text:p>
          </table:table-cell>
          <table:table-cell office:value-type="float" office:value="168">
            <text:p>168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string">
            <text:p>206 - 253</text:p>
          </table:table-cell>
          <table:table-cell office:value-type="float" office:value="215">
            <text:p>215</text:p>
          </table:table-cell>
          <table:table-cell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date" office:date-value="2019-09-22">
            <text:p>22.09.19</text:p>
          </table:table-cell>
          <table:table-cell/>
          <table:table-cell office:value-type="string">
            <text:p><text:a xlink:href="http://wildstat.ru/p/50/club/TUR_Galatasaray_Istanbul">Галатасарай (Стамбул)</text:a></text:p>
          </table:table-cell>
          <table:table-cell office:value-type="float" office:value="170">
            <text:p>170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string">
            <text:p>212 - 258</text:p>
          </table:table-cell>
          <table:table-cell office:value-type="float" office:value="213">
            <text:p>213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date" office:date-value="2019-09-23">
            <text:p>23.09.19</text:p>
          </table:table-cell>
          <table:table-cell/>
          <table:table-cell office:value-type="string">
            <text:p><text:a xlink:href="http://wildstat.ru/p/50/club/NOR_Rosenborg_Trondheim">Русенборг (Тронхейм)</text:a></text:p>
          </table:table-cell>
          <table:table-cell office:value-type="float" office:value="153">
            <text:p>153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string">
            <text:p>226 - 235</text:p>
          </table:table-cell>
          <table:table-cell office:value-type="float" office:value="205">
            <text:p>205</text:p>
          </table:table-cell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date" office:date-value="2019-09-24">
            <text:p>24.09.19</text:p>
          </table:table-cell>
          <table:table-cell/>
          <table:table-cell office:value-type="string">
            <text:p><text:a xlink:href="http://wildstat.ru/p/50/club/GER_Borussia_Dortmund">Боруссия (Дортмунд)</text:a></text:p>
          </table:table-cell>
          <table:table-cell office:value-type="string">
            <text:p>18+121</text:p>
          </table:table-cell>
          <table:table-cell office:value-type="string">
            <text:p>8+58</text:p>
          </table:table-cell>
          <table:table-cell office:value-type="string">
            <text:p>3+25</text:p>
          </table:table-cell>
          <table:table-cell office:value-type="float" office:value="38">
            <text:p>38</text:p>
          </table:table-cell>
          <table:table-cell office:value-type="string">
            <text:p>193 - 141</text:p>
          </table:table-cell>
          <table:table-cell office:value-type="string">
            <text:p>27+199</text:p>
          </table:table-cell>
          <table:table-cell office:value-type="string">
            <text:p>136+2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date" office:date-value="2019-09-26">
            <text:p>26.09.19</text:p>
          </table:table-cell>
          <table:table-cell/>
          <table:table-cell office:value-type="string">
            <text:p><text:a xlink:href="http://wildstat.ru/p/50/club/ROU_Steaua_Bucuresti">Стяуа (Бухарест)</text:a></text:p>
          </table:table-cell>
          <table:table-cell office:value-type="float" office:value="146">
            <text:p>146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string">
            <text:p>203 - 204</text:p>
          </table:table-cell>
          <table:table-cell office:value-type="float" office:value="197">
            <text:p>197</text:p>
          </table:table-cell>
          <table:table-cell table:number-columns-repeated="5"/>
        </table:table-row>
        <table:table-row table:style-name="ro1">
          <table:table-cell table:style-name="ce2" office:value-type="date" office:date-value="2019-09-27">
            <text:p>27.09.19</text:p>
          </table:table-cell>
          <table:table-cell table:style-name="ce5"/>
          <table:table-cell table:style-name="ce7" office:value-type="string">
            <text:p><text:a xlink:href="http://wildstat.ru/p/50/club/FRG_Bayern_Muenchen">Бавария (Мюнхен)</text:a>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18">
            <text:p>18</text:p>
          </table:table-cell>
          <table:table-cell office:value-type="float" office:value="18">
            <text:p>18</text:p>
          </table:table-cell>
          <table:table-cell table:style-name="ce10" office:value-type="string">
            <text:p>210 - 87</text:p>
          </table:table-cell>
          <table:table-cell table:style-name="ce12"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date" office:date-value="2019-09-28">
            <text:p>28.09.19</text:p>
          </table:table-cell>
          <table:table-cell/>
          <table:table-cell office:value-type="string">
            <text:p><text:a xlink:href="http://wildstat.ru/p/50/club/GRE_Panathinaikos_Athinai">Панатинаикос (Афины)</text:a></text:p>
          </table:table-cell>
          <table:table-cell office:value-type="float" office:value="157">
            <text:p>157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string">
            <text:p>182 - 214</text:p>
          </table:table-cell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office:value-type="date" office:date-value="2019-09-29">
            <text:p>29.09.19</text:p>
          </table:table-cell>
          <table:table-cell/>
          <table:table-cell office:value-type="string">
            <text:p><text:a xlink:href="http://wildstat.ru/p/50/club/FRA_Paris_St_Germain">Пари Сен-Жермен (Париж)</text:a></text:p>
          </table:table-cell>
          <table:table-cell office:value-type="float" office:value="105">
            <text:p>105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208 - 124</text:p>
          </table:table-cell>
          <table:table-cell office:value-type="float" office:value="189">
            <text:p>189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/>
        </table:table-row>
        <table:table-row table:style-name="ro1">
          <table:table-cell office:value-type="date" office:date-value="2019-09-30">
            <text:p>30.09.19</text:p>
          </table:table-cell>
          <table:table-cell/>
          <table:table-cell office:value-type="string">
            <text:p><text:a xlink:href="http://wildstat.ru/p/50/club/CRO_Dinamo_Zagreb">Динамо (Загреб)</text:a>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string">
            <text:p>190 - 169</text:p>
          </table:table-cell>
          <table:table-cell office:value-type="string">
            <text:p>4+18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31.</text:p>
          </table:table-cell>
          <table:table-cell/>
          <table:table-cell office:value-type="string">
            <text:p><text:a xlink:href="http://wildstat.ru/p/50/club/UKR_Shahtar_Donetsk">Шахтер (Донецк)</text:a></text:p>
          </table:table-cell>
          <table:table-cell office:value-type="float" office:value="125">
            <text:p>125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string">
            <text:p>184 - 183</text:p>
          </table:table-cell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32.</text:p>
          </table:table-cell>
          <table:table-cell/>
          <table:table-cell office:value-type="string">
            <text:p><text:a xlink:href="http://wildstat.ru/p/50/club/YUG_Crvena_Zvezda_Beograd">Црвена Звезда (Белград)</text:a></text:p>
          </table:table-cell>
          <table:table-cell office:value-type="float" office:value="97">
            <text:p>97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string">
            <text:p>199 - 122</text:p>
          </table:table-cell>
          <table:table-cell office:value-type="string">
            <text:p>7+48+170</text:p>
          </table:table-cell>
          <table:table-cell office:value-type="string">
            <text:p>149+67+2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/>
        </table:table-row>
        <table:table-row table:style-name="ro1">
          <table:table-cell table:style-name="ce3" office:value-type="string">
            <text:p>33.</text:p>
          </table:table-cell>
          <table:table-cell/>
          <table:table-cell office:value-type="string">
            <text:p><text:a xlink:href="http://wildstat.ru/p/50/club/SUI_FC_Basel">Базель (Базель)</text:a></text:p>
          </table:table-cell>
          <table:table-cell office:value-type="float" office:value="118">
            <text:p>118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170 - 192</text:p>
          </table:table-cell>
          <table:table-cell office:value-type="float" office:value="164">
            <text:p>16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34.</text:p>
          </table:table-cell>
          <table:table-cell/>
          <table:table-cell office:value-type="string">
            <text:p><text:a xlink:href="http://wildstat.ru/p/50/club/FRA_AS_Monaco">Монако (Монте-Карло)</text:a></text:p>
          </table:table-cell>
          <table:table-cell office:value-type="float" office:value="112">
            <text:p>112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string">
            <text:p>175 - 151</text:p>
          </table:table-cell>
          <table:table-cell office:value-type="float" office:value="154">
            <text:p>15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35.</text:p>
          </table:table-cell>
          <table:table-cell/>
          <table:table-cell office:value-type="string">
            <text:p><text:a xlink:href="http://wildstat.ru/p/50/club/ITA_AS_Roma">Рома (Рим)</text:a></text:p>
          </table:table-cell>
          <table:table-cell office:value-type="float" office:value="111">
            <text:p>111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string">
            <text:p>148 - 161</text:p>
          </table:table-cell>
          <table:table-cell office:value-type="float" office:value="150">
            <text:p>150</text:p>
          </table:table-cell>
          <table:table-cell office:value-type="float" office:value="286">
            <text:p>2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 table:style-name="ce3" office:value-type="string">
            <text:p>36.</text:p>
          </table:table-cell>
          <table:table-cell/>
          <table:table-cell office:value-type="string">
            <text:p><text:a xlink:href="http://wildstat.ru/p/50/club/FRA_Olympique_Marseille">Олимпик (Марсель)</text:a></text:p>
          </table:table-cell>
          <table:table-cell office:value-type="float" office:value="102">
            <text:p>102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string">
            <text:p>151 - 118</text:p>
          </table:table-cell>
          <table:table-cell office:value-type="float" office:value="148">
            <text:p>14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37.</text:p>
          </table:table-cell>
          <table:table-cell/>
          <table:table-cell office:value-type="string">
            <text:p><text:a xlink:href="http://wildstat.ru/p/50/club/GER_Bayer_Leverkusen">Байер (Леверкузен)</text:a></text:p>
          </table:table-cell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163 - 165</text:p>
          </table:table-cell>
          <table:table-cell office:value-type="float" office:value="144">
            <text:p>144</text:p>
          </table:table-cell>
          <table:table-cell table:number-columns-repeated="5"/>
        </table:table-row>
        <table:table-row table:style-name="ro1">
          <table:table-cell table:style-name="ce3" office:value-type="string">
            <text:p>38.</text:p>
          </table:table-cell>
          <table:table-cell/>
          <table:table-cell office:value-type="string">
            <text:p><text:a xlink:href="http://wildstat.ru/p/50/club/BUL_CSKA_Sofia">ЦСКА (София)</text:a></text:p>
          </table:table-cell>
          <table:table-cell office:value-type="float" office:value="98">
            <text:p>98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string">
            <text:p>140 - 144</text:p>
          </table:table-cell>
          <table:table-cell office:value-type="float" office:value="139">
            <text:p>13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39.</text:p>
          </table:table-cell>
          <table:table-cell/>
          <table:table-cell office:value-type="string">
            <text:p><text:a xlink:href="http://wildstat.ru/p/50/club/BLR_BATE_Borisov">БАТЭ (Борисов)</text:a>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string">
            <text:p>111 - 138</text:p>
          </table:table-cell>
          <table:table-cell office:value-type="float" office:value="138">
            <text:p>13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40.</text:p>
          </table:table-cell>
          <table:table-cell/>
          <table:table-cell office:value-type="string">
            <text:p><text:a xlink:href="http://wildstat.ru/p/50/club/BEL_Club_Brugge_KV">Брюгге (Брюгге)</text:a></text:p>
          </table:table-cell>
          <table:table-cell office:value-type="float" office:value="102">
            <text:p>102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string">
            <text:p>131 - 133</text:p>
          </table:table-cell>
          <table:table-cell office:value-type="float" office:value="134">
            <text:p>134</text:p>
          </table:table-cell>
          <table:table-cell office:value-type="float" office:value="284">
            <text:p>28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 table:style-name="ce3" office:value-type="string">
            <text:p>41.</text:p>
          </table:table-cell>
          <table:table-cell/>
          <table:table-cell office:value-type="string">
            <text:p><text:a xlink:href="http://wildstat.ru/p/50/club/DEN_FC_Koebenhavn">Копенгаген (Копенгаген)</text:a>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string">
            <text:p>123 - 100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42.</text:p>
          </table:table-cell>
          <table:table-cell/>
          <table:table-cell office:value-type="string">
            <text:p><text:a xlink:href="http://wildstat.ru/p/50/club/HOL_Feyenoord_Rotterdam">Фейеноорд (Роттердам)</text:a>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147 - 116</text:p>
          </table:table-cell>
          <table:table-cell office:value-type="float" office:value="125">
            <text:p>125</text:p>
          </table:table-cell>
          <table:table-cell table:number-columns-repeated="5"/>
        </table:table-row>
        <table:table-row table:style-name="ro1">
          <table:table-cell table:style-name="ce3" office:value-type="string">
            <text:p>43.</text:p>
          </table:table-cell>
          <table:table-cell/>
          <table:table-cell office:value-type="string">
            <text:p><text:a xlink:href="http://wildstat.ru/p/50/club/RUS_Spartak_Moskva">Спартак (Москва)</text:a>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string">
            <text:p>144 - 169</text:p>
          </table:table-cell>
          <table:table-cell office:value-type="string">
            <text:p>29+12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44.</text:p>
          </table:table-cell>
          <table:table-cell/>
          <table:table-cell office:value-type="string">
            <text:p><text:a xlink:href="http://wildstat.ru/p/50/club/CZE_Sparta_Praha">Спарта (Прага)</text:a></text:p>
          </table:table-cell>
          <table:table-cell office:value-type="float" office:value="96">
            <text:p>96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string">
            <text:p>115 - 130</text:p>
          </table:table-cell>
          <table:table-cell office:value-type="float" office:value="120">
            <text:p>12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45.</text:p>
          </table:table-cell>
          <table:table-cell/>
          <table:table-cell office:value-type="string">
            <text:p><text:a xlink:href="http://wildstat.ru/p/50/club/ENG_Manchester_City">Манчестер Сити (Манчестер)</text:a>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string">
            <text:p>141 - 96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46.</text:p>
          </table:table-cell>
          <table:table-cell/>
          <table:table-cell office:value-type="string">
            <text:p><text:a xlink:href="http://wildstat.ru/p/50/club/RUS_CSKA_Moskva">ЦСКА (Москва)</text:a>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string">
            <text:p>120 - 152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1">
          <table:table-cell table:style-name="ce3" office:value-type="string">
            <text:p>47.</text:p>
          </table:table-cell>
          <table:table-cell/>
          <table:table-cell office:value-type="string">
            <text:p><text:a xlink:href="http://wildstat.ru/p/50/club/SWE_IFK_Goeteborg">Гетеборг (Гетеборг)</text:a></text:p>
          </table:table-cell>
          <table:table-cell office:value-type="float" office:value="82">
            <text:p>82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string">
            <text:p>138 - 119</text:p>
          </table:table-cell>
          <table:table-cell office:value-type="float" office:value="118">
            <text:p>118</text:p>
          </table:table-cell>
          <table:table-cell table:number-columns-repeated="5"/>
        </table:table-row>
        <table:table-row table:style-name="ro1">
          <table:table-cell table:style-name="ce3" office:value-type="string">
            <text:p>48.</text:p>
          </table:table-cell>
          <table:table-cell/>
          <table:table-cell office:value-type="string">
            <text:p><text:a xlink:href="http://wildstat.ru/p/50/club/TUR_Fenerbahce_Istanbul">Фенербахче (Стамбул)</text:a>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string">
            <text:p>119 - 177</text:p>
          </table:table-cell>
          <table:table-cell office:value-type="float" office:value="116">
            <text:p>116</text:p>
          </table:table-cell>
          <table:table-cell table:number-columns-repeated="5"/>
        </table:table-row>
        <table:table-row table:style-name="ro1">
          <table:table-cell table:style-name="ce3" office:value-type="string">
            <text:p>49.</text:p>
          </table:table-cell>
          <table:table-cell/>
          <table:table-cell office:value-type="string">
            <text:p><text:a xlink:href="http://wildstat.ru/p/50/club/CYP_Apoel_Nikosia">АПОЭЛ (Никосия)</text:a></text:p>
          </table:table-cell>
          <table:table-cell office:value-type="float" office:value="95">
            <text:p>95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string">
            <text:p>99 - 122</text:p>
          </table:table-cell>
          <table:table-cell office:value-type="float" office:value="112">
            <text:p>112</text:p>
          </table:table-cell>
          <table:table-cell table:number-columns-repeated="5"/>
        </table:table-row>
        <table:table-row table:style-name="ro1">
          <table:table-cell table:style-name="ce3" office:value-type="string">
            <text:p>50.</text:p>
          </table:table-cell>
          <table:table-cell/>
          <table:table-cell office:value-type="string">
            <text:p><text:a xlink:href="http://wildstat.ru/p/50/club/SLO_Maribor_Branik">Марибор (Марибор)</text:a>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string">
            <text:p>92 - 110</text:p>
          </table:table-cell>
          <table:table-cell office:value-type="float" office:value="111">
            <text:p>11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>
            <text:p>Спортинг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98">
            <text:p>98</text:p>
          </table:table-cell>
          <table:table-cell office:value-type="float" office:value="321">
            <text:p>32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Тоттенхэм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76">
            <text:p>76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>
            <text:p>Атлетик Бильбао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38">
            <text:p>38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севилья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84">
            <text:p>84</text:p>
          </table:table-cell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бордо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79">
            <text:p>79</text:p>
          </table:table-cell>
          <table:table-cell office:value-type="float" office:value="253">
            <text:p>253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лацио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78">
            <text:p>78</text:p>
          </table:table-cell>
          <table:table-cell office:value-type="float" office:value="227">
            <text:p>22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кёльн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29">
            <text:p>29</text:p>
          </table:table-cell>
          <table:table-cell office:value-type="string">
            <text:p>9+22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>
            <text:p>рапид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108">
            <text:p>108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>
            <text:p>абердин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>
            <text:p>ноттингем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float" office:value="40">
            <text:p>40</text:p>
          </table:table-cell>
          <table:table-cell office:value-type="float" office:value="44">
            <text:p>44</text:p>
          </table:table-cell>
          <table:table-cell/>
          <table:table-cell office:value-type="float" office:value="7">
            <text:p>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L8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3">03.10.2019</text:date>, <text:time>17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51S</meta:editing-duration>
    <meta:editing-cycles>140</meta:editing-cycles>
    <meta:generator>OpenOffice/4.1.1$Win32 OpenOffice.org_project/411m6$Build-9775</meta:generator>
    <dc:date>2019-10-03T17:38:08.63</dc:date>
    <meta:document-statistic meta:table-count="3" meta:cell-count="576" meta:object-count="0"/>
    <meta:user-defined meta:name="Info 1"/>
    <meta:user-defined meta:name="Info 2"/>
    <meta:user-defined meta:name="Info 3"/>
    <meta:user-defined meta:name="Info 4"/>
  </office:meta>
</office:document-meta>
</file>